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6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2">
          <table:table-cell/>
          <table:table-cell table:style-name="ce43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5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2" calcext:value-type="float">
            <text:p>2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4" calcext:value-type="float">
            <text:p>4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1" calcext:value-type="float">
            <text:p>1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5" calcext:value-type="float">
            <text:p>5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2" calcext:value-type="float">
            <text:p>2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5" table:content-validation-name="val1" table:number-columns-repeated="4"/>
          <table:table-cell table:style-name="ce45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5" table:content-validation-name="val1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3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5" table:content-validation-name="val1" table:number-columns-repeated="3"/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5" table:content-validation-name="val1" office:value-type="string" calcext:value-type="string">
            <text:p>x</text:p>
          </table:table-cell>
          <table:table-cell table:style-name="ce45" table:content-validation-name="val1" table:number-columns-repeated="4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5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5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5"/>
          <table:covered-table-cell table:number-columns-repeated="2"/>
          <table:covered-table-cell table:number-columns-repeated="6" table:style-name="ce45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3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3" office:value-type="string" calcext:value-type="string">
            <text:p>Raw</text:p>
          </table:table-cell>
          <table:table-cell table:style-name="ce43" office:value-type="string" calcext:value-type="string">
            <text:p>Percent</text:p>
          </table:table-cell>
          <table:table-cell table:style-name="ce43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34" calcext:value-type="float">
            <text:p>134</text:p>
          </table:table-cell>
          <table:table-cell table:style-name="ce31" table:formula="of:=QUOTIENT(ORG.LIBREOFFICE.RAWSUBTRACT( [.D313];30);3)" office:value-type="float" office:value="34" calcext:value-type="float">
            <text:p>34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ger</text:p>
          </table:table-cell>
          <table:covered-table-cell table:style-name="ce56"/>
          <table:table-cell table:style-name="ce5" table:formula="of:=SUM([.P27]+[.P48]+[.P97]+[.P133]+[.P168]+[.P193]+[.P214]+[.P228]+[.P261]+[.P300])" office:value-type="float" office:value="22" calcext:value-type="float">
            <text:p>22</text:p>
          </table:table-cell>
          <table:table-cell table:style-name="ce5" table:formula="of:=PRODUCT(2;ORG.LIBREOFFICE.RAWSUBTRACT( [.D314];5))" office:value-type="float" office:value="34" calcext:value-type="float">
            <text:p>34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Anxiety</text:p>
          </table:table-cell>
          <table:covered-table-cell table:style-name="ce56"/>
          <table:table-cell table:style-name="ce5" table:formula="of:=SUM([.P14]+[.P40]+[.P67]+[.P102]+[.P130]+[.P180]+[.P202]+[.P236]+[.P262]+[.P288])" office:value-type="float" office:value="23" calcext:value-type="float">
            <text:p>23</text:p>
          </table:table-cell>
          <table:table-cell table:style-name="ce5" table:formula="of:=PRODUCT(2;ORG.LIBREOFFICE.RAWSUBTRACT( [.D315];5))" office:value-type="float" office:value="36" calcext:value-type="float">
            <text:p>36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Depression</text:p>
          </table:table-cell>
          <table:covered-table-cell table:style-name="ce56"/>
          <table:table-cell table:style-name="ce5" table:formula="of:=SUM([.P11]+[.P30]+[.P78]+[.P132]+[.P166]+[.P196]+[.P209]+[.P225]+[.P246]+[.P281])" office:value-type="float" office:value="18" calcext:value-type="float">
            <text:p>18</text:p>
          </table:table-cell>
          <table:table-cell table:style-name="ce5" table:formula="of:=PRODUCT(2;ORG.LIBREOFFICE.RAWSUBTRACT( [.D316];5))" office:value-type="float" office:value="26" calcext:value-type="float">
            <text:p>26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9" office:value-type="string" calcext:value-type="string" table:number-columns-spanned="2" table:number-rows-spanned="1">
            <text:p>Immoderation</text:p>
          </table:table-cell>
          <table:covered-table-cell table:style-name="ce56"/>
          <table:table-cell table:style-name="ce5" table:formula="of:=SUM([.P12]+[.P49]+[.P73]+[.P88]+[.P111]+[.P145]+[.P159]+[.P204]+[.P280]+[.P254])" office:value-type="float" office:value="19" calcext:value-type="float">
            <text:p>19</text:p>
          </table:table-cell>
          <table:table-cell table:style-name="ce5" table:formula="of:=PRODUCT(2;ORG.LIBREOFFICE.RAWSUBTRACT( [.D317];5))" office:value-type="float" office:value="28" calcext:value-type="float">
            <text:p>28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32" calcext:value-type="float">
            <text:p>32</text:p>
          </table:table-cell>
          <table:table-cell table:style-name="ce5" table:formula="of:=PRODUCT(2;ORG.LIBREOFFICE.RAWSUBTRACT( [.D318];5))" office:value-type="float" office:value="54" calcext:value-type="float">
            <text:p>54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Vulnerability</text:p>
          </table:table-cell>
          <table:covered-table-cell table:style-name="ce56"/>
          <table:table-cell table:style-name="ce5" table:formula="of:=SUM([.P7]+[.P24]+[.P57]+[.P71]+[.P192]+[.P208]+[.P218]+[.P251]+[.P290]+[.P302])" office:value-type="float" office:value="20" calcext:value-type="float">
            <text:p>20</text:p>
          </table:table-cell>
          <table:table-cell table:style-name="ce5" table:formula="of:=PRODUCT(2;ORG.LIBREOFFICE.RAWSUBTRACT( [.D319];5))" office:value-type="float" office:value="30" calcext:value-type="float">
            <text:p>3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41" calcext:value-type="float">
            <text:p>141</text:p>
          </table:table-cell>
          <table:table-cell table:style-name="ce32" table:formula="of:=QUOTIENT(ORG.LIBREOFFICE.RAWSUBTRACT( [.D321];30);3)" office:value-type="float" office:value="37" calcext:value-type="float">
            <text:p>37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tivity-Level</text:p>
          </table:table-cell>
          <table:covered-table-cell table:style-name="ce56"/>
          <table:table-cell table:style-name="ce5" table:formula="of:=SUM([.P18]+[.P50]+[.P80]+[.P96]+[.P112]+[.P129]+[.P171]+[.P212]+[.P260]+[.P287])" office:value-type="float" office:value="24" calcext:value-type="float">
            <text:p>24</text:p>
          </table:table-cell>
          <table:table-cell table:style-name="ce5" table:formula="of:=PRODUCT(2;ORG.LIBREOFFICE.RAWSUBTRACT( [.D322];5))" office:value-type="float" office:value="38" calcext:value-type="float">
            <text:p>38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ssertiveness</text:p>
          </table:table-cell>
          <table:covered-table-cell table:style-name="ce56"/>
          <table:table-cell table:style-name="ce5" table:formula="of:=SUM([.P55]+[.P72]+[.P86]+[.P106]+[.P122]+[.P136]+[.P182]+[.P220]+[.P268]+[.P285])" office:value-type="float" office:value="17" calcext:value-type="float">
            <text:p>17</text:p>
          </table:table-cell>
          <table:table-cell table:style-name="ce5" table:formula="of:=PRODUCT(2;ORG.LIBREOFFICE.RAWSUBTRACT( [.D323];5))" office:value-type="float" office:value="24" calcext:value-type="float">
            <text:p>24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heerfulness</text:p>
          </table:table-cell>
          <table:covered-table-cell table:style-name="ce56"/>
          <table:table-cell table:style-name="ce5" table:formula="of:=SUM([.P5]+[.P38]+[.P69]+[.P84]+[.P104]+[.P135]+[.P151]+[.P223]+[.P245]+[.P264])" office:value-type="float" office:value="34" calcext:value-type="float">
            <text:p>34</text:p>
          </table:table-cell>
          <table:table-cell table:style-name="ce5" table:formula="of:=PRODUCT(2;ORG.LIBREOFFICE.RAWSUBTRACT( [.D324];5))" office:value-type="float" office:value="58" calcext:value-type="float">
            <text:p>58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xcitement-Seeking</text:p>
          </table:table-cell>
          <table:covered-table-cell table:style-name="ce56"/>
          <table:table-cell table:style-name="ce5" table:formula="of:=SUM([.P13]+[.P32]+[.P53]+[.P94]+[.P150]+[.P179]+[.P213]+[.P227]+[.P270]+[.P296])" office:value-type="float" office:value="17" calcext:value-type="float">
            <text:p>17</text:p>
          </table:table-cell>
          <table:table-cell table:style-name="ce5" table:formula="of:=PRODUCT(2;ORG.LIBREOFFICE.RAWSUBTRACT( [.D325];5))" office:value-type="float" office:value="24" calcext:value-type="float">
            <text:p>24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Friendliness</text:p>
          </table:table-cell>
          <table:covered-table-cell table:style-name="ce56"/>
          <table:table-cell table:style-name="ce5" table:formula="of:=SUM([.P26]+[.P47]+[.P64]+[.P87]+[.P140]+[.P153]+[.P188]+[.P250]+[.P269]+[.P289])" office:value-type="float" office:value="28" calcext:value-type="float">
            <text:p>28</text:p>
          </table:table-cell>
          <table:table-cell table:style-name="ce5" table:formula="of:=PRODUCT(2;ORG.LIBREOFFICE.RAWSUBTRACT( [.D326];5))" office:value-type="float" office:value="46" calcext:value-type="float">
            <text:p>46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Gregariousness</text:p>
          </table:table-cell>
          <table:covered-table-cell table:style-name="ce56"/>
          <table:table-cell table:style-name="ce5" table:formula="of:=SUM([.P25]+[.P61]+[.P113]+[.P147]+[.P164]+[.P187]+[.P211]+[.P243]+[.P272]+[.P292])" office:value-type="float" office:value="21" calcext:value-type="float">
            <text:p>21</text:p>
          </table:table-cell>
          <table:table-cell table:style-name="ce5" table:formula="of:=PRODUCT(2;ORG.LIBREOFFICE.RAWSUBTRACT( [.D327];5))" office:value-type="float" office:value="32" calcext:value-type="float">
            <text:p>32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30:.D335])" office:value-type="float" office:value="245" calcext:value-type="float">
            <text:p>245</text:p>
          </table:table-cell>
          <table:table-cell table:style-name="ce32" table:formula="of:=QUOTIENT(ORG.LIBREOFFICE.RAWSUBTRACT( [.D329];30);3)" office:value-type="float" office:value="71" calcext:value-type="float">
            <text:p>71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dventurousness</text:p>
          </table:table-cell>
          <table:covered-table-cell table:style-name="ce56"/>
          <table:table-cell table:style-name="ce5" table:formula="of:=SUM([.P28]+[.P45]+[.P103]+[.P120]+[.P137]+[.P152]+[.P173]+[.P221]+[.P248]+[.P294])" office:value-type="float" office:value="36" calcext:value-type="float">
            <text:p>36</text:p>
          </table:table-cell>
          <table:table-cell table:style-name="ce5" table:formula="of:=PRODUCT(2;ORG.LIBREOFFICE.RAWSUBTRACT( [.D330];5))" office:value-type="float" office:value="62" calcext:value-type="float">
            <text:p>62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esthetic Appreciation</text:p>
          </table:table-cell>
          <table:covered-table-cell table:style-name="ce56"/>
          <table:table-cell table:style-name="ce5" table:formula="of:=SUM([.P22]+[.P52]+[.P98]+[.P126]+[.P144]+[.P176]+[.P195]+[.P226]+[.P252]+[.P265])" office:value-type="float" office:value="45" calcext:value-type="float">
            <text:p>45</text:p>
          </table:table-cell>
          <table:table-cell table:style-name="ce5" table:formula="of:=PRODUCT(2;ORG.LIBREOFFICE.RAWSUBTRACT( [.D331];5))" office:value-type="float" office:value="80" calcext:value-type="float">
            <text:p>8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Emotionality</text:p>
          </table:table-cell>
          <table:covered-table-cell table:style-name="ce56"/>
          <table:table-cell table:style-name="ce5" table:formula="of:=SUM([.P29]+[.P59]+[.P105]+[.P124]+[.P148]+[.P181]+[.P200]+[.P219]+[.P233]+[.P244])" office:value-type="float" office:value="35" calcext:value-type="float">
            <text:p>35</text:p>
          </table:table-cell>
          <table:table-cell table:style-name="ce5" table:formula="of:=PRODUCT(2;ORG.LIBREOFFICE.RAWSUBTRACT( [.D332];5))" office:value-type="float" office:value="60" calcext:value-type="float">
            <text:p>6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magination</text:p>
          </table:table-cell>
          <table:covered-table-cell table:style-name="ce56"/>
          <table:table-cell table:style-name="ce5" table:formula="of:=SUM([.P41]+[.P77]+[.P114]+[.P158]+[.P186]+[.P206]+[.P224]+[.P258]+[.P275]+[.P293])" office:value-type="float" office:value="44" calcext:value-type="float">
            <text:p>44</text:p>
          </table:table-cell>
          <table:table-cell table:style-name="ce5" table:formula="of:=PRODUCT(2;ORG.LIBREOFFICE.RAWSUBTRACT( [.D333];5))" office:value-type="float" office:value="78" calcext:value-type="float">
            <text:p>78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Intellect</text:p>
          </table:table-cell>
          <table:covered-table-cell table:style-name="ce56"/>
          <table:table-cell table:style-name="ce5" table:formula="of:=SUM([.P16]+[.P44]+[.P66]+[.P110]+[.P143]+[.P163]+[.P199]+[.P232]+[.P256]+[.P282])" office:value-type="float" office:value="47" calcext:value-type="float">
            <text:p>47</text:p>
          </table:table-cell>
          <table:table-cell table:style-name="ce5" table:formula="of:=PRODUCT(2;ORG.LIBREOFFICE.RAWSUBTRACT( [.D334];5))" office:value-type="float" office:value="84" calcext:value-type="float">
            <text:p>84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Liberalism</text:p>
          </table:table-cell>
          <table:covered-table-cell table:style-name="ce56"/>
          <table:table-cell table:style-name="ce5" table:formula="of:=SUM([.P6]+[.P37]+[.P60]+[.P99]+[.P116]+[.P160]+[.P210]+[.P240]+[.P274]+[.P301])" office:value-type="float" office:value="38" calcext:value-type="float">
            <text:p>38</text:p>
          </table:table-cell>
          <table:table-cell table:style-name="ce5" table:formula="of:=PRODUCT(2;ORG.LIBREOFFICE.RAWSUBTRACT( [.D335];5))" office:value-type="float" office:value="66" calcext:value-type="float">
            <text:p>66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9"/>
          <table:table-cell table:style-name="ce56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1"/>
          <table:table-cell table:style-name="ce32" table:formula="of:=SUM([.D338:.D343])" office:value-type="float" office:value="246" calcext:value-type="float">
            <text:p>246</text:p>
          </table:table-cell>
          <table:table-cell table:style-name="ce32" table:formula="of:=QUOTIENT(ORG.LIBREOFFICE.RAWSUBTRACT( [.D337];30);3)" office:value-type="float" office:value="72" calcext:value-type="float">
            <text:p>72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ltruism</text:p>
          </table:table-cell>
          <table:covered-table-cell table:style-name="ce56"/>
          <table:table-cell table:style-name="ce5" table:formula="of:=SUM([.P15]+[.P34]+[.P56]+[.P74]+[.P90]+[.P146]+[.P177]+[.P198]+[.P239]+[.P291])" office:value-type="float" office:value="37" calcext:value-type="float">
            <text:p>37</text:p>
          </table:table-cell>
          <table:table-cell table:style-name="ce5" table:formula="of:=PRODUCT(2;ORG.LIBREOFFICE.RAWSUBTRACT( [.D338];5))" office:value-type="float" office:value="64" calcext:value-type="float">
            <text:p>64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ooperation</text:p>
          </table:table-cell>
          <table:covered-table-cell table:style-name="ce56"/>
          <table:table-cell table:style-name="ce5" table:formula="of:=SUM([.P51]+[.P76]+[.P101]+[.P123]+[.P142]+[.P170]+[.P184]+[.P231]+[.P249]+[.P276])" office:value-type="float" office:value="44" calcext:value-type="float">
            <text:p>44</text:p>
          </table:table-cell>
          <table:table-cell table:style-name="ce5" table:formula="of:=PRODUCT(2;ORG.LIBREOFFICE.RAWSUBTRACT( [.D339];5))" office:value-type="float" office:value="78" calcext:value-type="float">
            <text:p>78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desty/Humility</text:p>
          </table:table-cell>
          <table:covered-table-cell table:style-name="ce56"/>
          <table:table-cell table:style-name="ce5" table:formula="of:=SUM([.P8]+[.P58]+[.P85]+[.P131]+[.P156]+[.P178]+[.P205]+[.P234]+[.P267]+[.P286])" office:value-type="float" office:value="40" calcext:value-type="float">
            <text:p>40</text:p>
          </table:table-cell>
          <table:table-cell table:style-name="ce5" table:formula="of:=PRODUCT(2;ORG.LIBREOFFICE.RAWSUBTRACT( [.D340];5))" office:value-type="float" office:value="70" calcext:value-type="float">
            <text:p>7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Morality</text:p>
          </table:table-cell>
          <table:covered-table-cell table:style-name="ce56"/>
          <table:table-cell table:style-name="ce5" table:formula="of:=SUM([.P10]+[.P39]+[.P68]+[.P91]+[.P125]+[.P149]+[.P161]+[.P229]+[.P263]+[.P284])" office:value-type="float" office:value="46" calcext:value-type="float">
            <text:p>46</text:p>
          </table:table-cell>
          <table:table-cell table:style-name="ce5" table:formula="of:=PRODUCT(2;ORG.LIBREOFFICE.RAWSUBTRACT( [.D341];5))" office:value-type="float" office:value="82" calcext:value-type="float">
            <text:p>82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ympathy</text:p>
          </table:table-cell>
          <table:covered-table-cell table:style-name="ce56"/>
          <table:table-cell table:style-name="ce5" table:formula="of:=SUM([.P54]+[.P83]+[.P121]+[.P141]+[.P165]+[.P183]+[.P201]+[.P216]+[.P271]+[.P303])" office:value-type="float" office:value="39" calcext:value-type="float">
            <text:p>39</text:p>
          </table:table-cell>
          <table:table-cell table:style-name="ce5" table:formula="of:=PRODUCT(2;ORG.LIBREOFFICE.RAWSUBTRACT( [.D342];5))" office:value-type="float" office:value="68" calcext:value-type="float">
            <text:p>68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Trust</text:p>
          </table:table-cell>
          <table:covered-table-cell table:style-name="ce56"/>
          <table:table-cell table:style-name="ce5" table:formula="of:=SUM([.P19]+[.P42]+[.P65]+[.P89]+[.P127]+[.P167]+[.P203]+[.P230]+[.P255]+[.P283])" office:value-type="float" office:value="40" calcext:value-type="float">
            <text:p>40</text:p>
          </table:table-cell>
          <table:table-cell table:style-name="ce5" table:formula="of:=PRODUCT(2;ORG.LIBREOFFICE.RAWSUBTRACT( [.D343];5))" office:value-type="float" office:value="70" calcext:value-type="float">
            <text:p>7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/>
          <table:table-cell table:style-name="ce56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1" table:number-columns-spanned="2" table:number-rows-spanned="1"/>
          <table:covered-table-cell table:style-name="ce51"/>
          <table:table-cell table:style-name="ce32" table:formula="of:=SUM([.D346:.D351])" office:value-type="float" office:value="254" calcext:value-type="float">
            <text:p>254</text:p>
          </table:table-cell>
          <table:table-cell table:style-name="ce32" table:formula="of:=QUOTIENT(ORG.LIBREOFFICE.RAWSUBTRACT( [.D345];30);3)" office:value-type="float" office:value="74" calcext:value-type="float">
            <text:p>74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Achievement-Striving</text:p>
          </table:table-cell>
          <table:covered-table-cell table:style-name="ce56"/>
          <table:table-cell table:style-name="ce5" table:formula="of:=SUM([.P17]+[.P46]+[.P75]+[.P93]+[.P134]+[.P175]+[.P241]+[.P257]+[.P279]+[.P299])" office:value-type="float" office:value="44" calcext:value-type="float">
            <text:p>44</text:p>
          </table:table-cell>
          <table:table-cell table:style-name="ce5" table:formula="of:=PRODUCT(2;ORG.LIBREOFFICE.RAWSUBTRACT( [.D346];5))" office:value-type="float" office:value="78" calcext:value-type="float">
            <text:p>78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Cautiousness</text:p>
          </table:table-cell>
          <table:covered-table-cell table:style-name="ce56"/>
          <table:table-cell table:style-name="ce5" table:formula="of:=SUM([.P21]+[.P36]+[.P70]+[.P109]+[.P138]+[.P155]+[.P189]+[.P207]+[.P235]+[.P277])" office:value-type="float" office:value="40" calcext:value-type="float">
            <text:p>40</text:p>
          </table:table-cell>
          <table:table-cell table:style-name="ce5" table:formula="of:=PRODUCT(2;ORG.LIBREOFFICE.RAWSUBTRACT( [.D347];5))" office:value-type="float" office:value="70" calcext:value-type="float">
            <text:p>7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Dutifulness</text:p>
          </table:table-cell>
          <table:covered-table-cell table:style-name="ce56"/>
          <table:table-cell table:style-name="ce5" table:formula="of:=SUM([.P31]+[.P82]+[.P100]+[.P119]+[.P139]+[.P162]+[.P191]+[.P247]+[.P278]+[.P304])" office:value-type="float" office:value="46" calcext:value-type="float">
            <text:p>46</text:p>
          </table:table-cell>
          <table:table-cell table:style-name="ce5" table:formula="of:=PRODUCT(2;ORG.LIBREOFFICE.RAWSUBTRACT( [.D348];5))" office:value-type="float" office:value="82" calcext:value-type="float">
            <text:p>82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High" calcext:value-type="string">
            <text:p>Very 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Orderliness</text:p>
          </table:table-cell>
          <table:covered-table-cell table:style-name="ce56"/>
          <table:table-cell table:style-name="ce5" table:formula="of:=SUM([.P9]+[.P35]+[.P63]+[.P92]+[.P118]+[.P169]+[.P197]+[.P237]+[.P253]+[.P298])" office:value-type="float" office:value="40" calcext:value-type="float">
            <text:p>40</text:p>
          </table:table-cell>
          <table:table-cell table:style-name="ce5" table:formula="of:=PRODUCT(2;ORG.LIBREOFFICE.RAWSUBTRACT( [.D349];5))" office:value-type="float" office:value="70" calcext:value-type="float">
            <text:p>7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Discipline</text:p>
          </table:table-cell>
          <table:covered-table-cell table:style-name="ce56"/>
          <table:table-cell table:style-name="ce5" table:formula="of:=SUM([.P23]+[.P81]+[.P108]+[.P154]+[.P174]+[.P194]+[.P217]+[.P242]+[.P273]+[.P295])" office:value-type="float" office:value="41" calcext:value-type="float">
            <text:p>41</text:p>
          </table:table-cell>
          <table:table-cell table:style-name="ce5" table:formula="of:=PRODUCT(2;ORG.LIBREOFFICE.RAWSUBTRACT( [.D350];5))" office:value-type="float" office:value="72" calcext:value-type="float">
            <text:p>72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9" office:value-type="string" calcext:value-type="string" table:number-columns-spanned="2" table:number-rows-spanned="1">
            <text:p>Self-Efficacy</text:p>
          </table:table-cell>
          <table:covered-table-cell table:style-name="ce56"/>
          <table:table-cell table:style-name="ce5" table:formula="of:=SUM([.P20]+[.P43]+[.P79]+[.P107]+[.P117]+[.P157]+[.P185]+[.P222]+[.P238]+[.P259])" office:value-type="float" office:value="43" calcext:value-type="float">
            <text:p>43</text:p>
          </table:table-cell>
          <table:table-cell table:style-name="ce5" table:formula="of:=PRODUCT(2;ORG.LIBREOFFICE.RAWSUBTRACT( [.D351];5))" office:value-type="float" office:value="76" calcext:value-type="float">
            <text:p>76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High" calcext:value-type="string">
            <text:p>High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5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7:18:23.556464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6T17:41:22.410629739</dc:date>
    <meta:editing-duration>P1DT9H21M54S</meta:editing-duration>
    <meta:editing-cycles>207</meta:editing-cycles>
    <meta:document-statistic meta:table-count="1" meta:cell-count="3776" meta:object-count="0"/>
  </office:meta>
</office:document-meta>
</file>